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72c1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officeooo:rsid="000a14f6"/>
    </style:style>
    <style:style style:name="T68" style:family="text">
      <style:text-properties officeooo:rsid="005714b7"/>
    </style:style>
    <style:style style:name="T69" style:family="text">
      <style:text-properties officeooo:rsid="00880dbe"/>
    </style:style>
    <style:style style:name="T70" style:family="text">
      <style:text-properties officeooo:rsid="007c6d62"/>
    </style:style>
    <style:style style:name="T71" style:family="text">
      <style:text-properties officeooo:rsid="01e21ff5"/>
    </style:style>
    <style:style style:name="T72" style:family="text">
      <style:text-properties officeooo:rsid="0233449b"/>
    </style:style>
    <style:style style:name="T73" style:family="text">
      <style:text-properties officeooo:rsid="02317916"/>
    </style:style>
    <style:style style:name="T74" style:family="text">
      <style:text-properties officeooo:rsid="02867bcd"/>
    </style:style>
    <style:style style:name="T75" style:family="text">
      <style:text-properties officeooo:rsid="0063a409"/>
    </style:style>
    <style:style style:name="T76" style:family="text">
      <style:text-properties officeooo:rsid="034a2232"/>
    </style:style>
    <style:style style:name="T77" style:family="text">
      <style:text-properties officeooo:rsid="0387836c"/>
    </style:style>
    <style:style style:name="T78" style:family="text">
      <style:text-properties officeooo:rsid="03a5b103"/>
    </style:style>
    <style:style style:name="T79" style:family="text">
      <style:text-properties officeooo:rsid="03a5e499"/>
    </style:style>
    <style:style style:name="T80" style:family="text">
      <style:text-properties style:font-name="EB Garamond 12 All SC" fo:font-style="normal" officeooo:rsid="03ab3c01" style:font-style-asian="normal" style:font-style-complex="normal"/>
    </style:style>
    <style:style style:name="T81" style:family="text">
      <style:text-properties style:font-name="EB Garamond 12 All SC" fo:font-style="normal" officeooo:rsid="03ad0f49" style:font-style-asian="normal" style:font-style-complex="normal"/>
    </style:style>
    <style:style style:name="T82" style:family="text">
      <style:text-properties officeooo:rsid="03b4652d"/>
    </style:style>
    <style:style style:name="T83" style:family="text">
      <style:text-properties officeooo:rsid="03b75219"/>
    </style:style>
    <style:style style:name="T84" style:family="text">
      <style:text-properties officeooo:rsid="03b7a900"/>
    </style:style>
    <style:style style:name="T85" style:family="text">
      <style:text-properties officeooo:rsid="03bc49f5"/>
    </style:style>
    <style:style style:name="T86" style:family="text">
      <style:text-properties officeooo:rsid="03dfb49a"/>
    </style:style>
    <style:style style:name="T87" style:family="text">
      <style:text-properties officeooo:rsid="023d18e5"/>
    </style:style>
    <style:style style:name="T88" style:family="text">
      <style:text-properties officeooo:rsid="0395da91"/>
    </style:style>
    <style:style style:name="T89" style:family="text">
      <style:text-properties officeooo:rsid="00836784"/>
    </style:style>
    <style:style style:name="T90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82">Esser-</text:span>Skala, 201<text:span text:style-name="T74">8</text:span></text:p>
      <text:p text:style-name="P23"/>
      <text:p text:style-name="P23"/>
      <text:p text:style-name="P18">© 201<text:span text:style-name="T74">8</text:span> by Wolfgang <text:span text:style-name="T82">Esser-</text:span>Skala. This edition is licensed under the<text:span text:style-name="T76"><text:line-break/></text:span>Creative Commons Attribution<text:span text:style-name="T69">-NonCommercial-ShareAlike</text:span> 4.0 International License.<text:span text:style-name="T76"><text:line-break/></text:span>To view a copy of this license, visit http://creativecommons.org/licenses/by<text:span text:style-name="T70">-nc-sa</text:span>/4.0/.</text:p>
      <text:p text:style-name="P17"/>
      <text:p text:style-name="P19">Music engraving by LilyPond 2.18.0 (http://www.lilypond.org).<text:span text:style-name="T68"><text:line-break/>Front matter</text:span> typeset with EB Garamond (http://www.georgduffner.at/ebgaramond).</text:p>
      <text:p text:style-name="P23"/>
      <text:p text:style-name="P16">First <text:span text:style-name="T71">version</text:span>, <text:span text:style-name="T86">Novem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7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78">21</text:span>).</text:p>
      <text:p text:style-name="P3"/>
      <text:p text:style-name="P4">In general, this edition closely follows the <text:span text:style-name="T77">manuscript</text:span>. Any changes <text:span text:style-name="T67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7">Abbreviations: A, alto; B, bass;<text:span text:style-name="T87"> cor, horn; Ms, manuscript; o</text:span>rg, basses and organ; <text:span text:style-name="T87">r, rest;</text:span> S,<text:span text:style-name="T88"> </text:span>soprano; T<text:span text:style-name="T89">, </text:span>tenor; <text:span text:style-name="T90">tr, trumpet; vl</text:span>, violin;<text:span text:style-name="T90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80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81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66">393<text:tab/>B<text:tab/>3rd quarter in Ms: D4<text:line-break/></text:span><text:span text:style-name="T64">404<text:tab/>B<text:tab/>1st quarter in Ms: fis4</text:span><text:span text:style-name="T65"><text:line-break/>418<text:tab/>B<text:tab/>last eighth in Ms: fis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73">wolfgang</text:span> (at) <text:span text:style-name="T72">esser-skala</text:span>.at<text:span text:style-name="T73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82">Esser-</text:span>Skala</text:p>
      <text:p text:style-name="P29"><text:span text:style-name="T76"><text:line-break/></text:span>C O N T E N T S</text:p>
      <text:p text:style-name="P21"/>
      <text:p text:style-name="P20"/>
      <text:p text:style-name="P15">Introitus</text:p>
      <text:p text:style-name="P22"><text:tab/>1<text:span text:style-name="T79">.1</text:span><text:tab/><text:span text:style-name="T83">Requiem</text:span><text:tab/><text:span text:style-name="T85">2<text:line-break/><text:tab/>1.2<text:tab/>Te decet hymnus<text:tab/>4<text:line-break/><text:line-break/></text:span><text:span text:style-name="T3">Kyrie</text:span><text:span text:style-name="T83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84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5T21:16:49.699569432</dc:date>
    <dc:creator>Wolfgang Skala</dc:creator>
    <meta:editing-duration>P10DT23H29M51S</meta:editing-duration>
    <meta:editing-cycles>961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734" meta:character-count="3811" meta:non-whitespace-character-count="3065"/>
  </office:meta>
</office:document-meta>
</file>